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UBUcuerpoTrabajo" style:list-style-name="L1"/>
    <style:style style:name="P3" style:family="paragraph" style:parent-style-name="UBUcuerpoTrabajo" style:list-style-name="L2"/>
    <style:style style:name="P4" style:family="paragraph" style:parent-style-name="UBUcuerpoTrabajo" style:list-style-name="L3"/>
    <style:style style:name="P5" style:family="paragraph" style:parent-style-name="UBUcuerpoTrabajo" style:list-style-name="L4"/>
    <style:style style:name="P6" style:family="paragraph" style:parent-style-name="UBUcuerpoTrabajo" style:list-style-name="L5"/>
    <style:style style:name="P7" style:family="paragraph" style:parent-style-name="Heading_20_1" style:master-page-name="MP0">
      <style:paragraph-properties style:page-number="auto"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bajos relacionados</text:p>
      <text:p text:style-name="UBUcuerpoTrabajo">A lo largo de los años se han realizado varios estudios sobre las relaciones entre personajes en distintas novelas intentando extraer diversos tipos de información, algunas como la red de tronos se acerca más a la aproximación seguida en nuestra aplicación y otras sin embargo utilizan técnicas de minería de datos o redes neuronales para obtener sus datos.</text:p>
      <text:p text:style-name="UBUcuerpoTrabajo">A continuación se exponen algunos de los estudios realizados mostrando sus puntos fuertes y débiles a la hora de tratar de obtener información de las novelas.</text:p>
      <text:h text:style-name="Heading_20_2" text:outline-level="2">Network of Thrones</text:h>
      <text:p text:style-name="UBUcuerpoTrabajo">Un proyecto similar al que estamos realizando es el de Network of Thrones, creado por Andrew Beveridge y Jie Shan. Este proyecto realizó una serie de pasos para generar la red:</text:p>
      <text:list xml:id="list6358787681287546415" text:style-name="L1">
        <text:list-item>
          <text:p text:style-name="P2">Lo primero que hicieron fue parsear los libros en busca de palabras en mayúscula y también utilizaron el web scraping sobre una wiki especializada, para obtener los nombres de los personajes.</text:p>
        </text:list-item>
        <text:list-item>
          <text:p text:style-name="P2">Después lo que buscaron fue quitar las ambigüedades que pudiera haber, un ejemplo de una ambigüedad que ponen que había era entre Jon Arryn y Jon Snow, ambos personajes al compartir nombre generan una ambigüedad cuando aparece unicamente Jon en el texto, siendo incapaces de identificar a quién se refiere de los dos.</text:p>
        </text:list-item>
        <text:list-item>
          <text:p text:style-name="P2">Para solucionar este problema lo que hicieron fue reescribir el libro para eliminar las ambigüedades, cada vez que encontraban una, sustituían la ambigüedad por un identificador definido por ellos, por ejemplo, sustituían “king” por “king_Joffrey” cuando la palabra rey se refería a este monarca.</text:p>
        </text:list-item>
        <text:list-item>
          <text:p text:style-name="P2">Para generar los enlaces entre los personajes, tratan de detectar distintas interacciones, mediante una cercanía de aparición de palabras, las relaciones que detectan son las siguientes:</text:p>
        </text:list-item>
      </text:list>
      <text:list xml:id="list5069111802239517138" text:style-name="L2">
        <text:list-item>
          <text:list>
            <text:list-item>
              <text:p text:style-name="P3">Que dos personajes aparezcan en la misma ubicación.</text:p>
            </text:list-item>
            <text:list-item>
              <text:p text:style-name="P3">Que haya una conversación entre dos personajes.</text:p>
            </text:list-item>
            <text:list-item>
              <text:p text:style-name="P3">Que un personaje esté hablando sobre otro personaje.</text:p>
            </text:list-item>
            <text:list-item>
              <text:p text:style-name="P3">Que un personaje escuche a un tercer personaje hablando sobre un segundo.</text:p>
            </text:list-item>
            <text:list-item>
              <text:p text:style-name="P3">Que un tercer personaje hable sobre otros dos personajes.</text:p>
            </text:list-item>
            <text:list-item>
              <text:p text:style-name="P3">Y otras formas más de interacción.</text:p>
            </text:list-item>
          </text:list>
        </text:list-item>
      </text:list>
      <text:list xml:id="list34766881" text:continue-list="list6358787681287546415" text:style-name="L1">
        <text:list-item>
          <text:p text:style-name="P2">Finalmente crearon la red a partir de una distancia de 15 palabras al considerar esta distancia la mejor para los libros.</text:p>
        </text:list-item>
      </text:list>
      <text:p text:style-name="UBUcuerpoTrabajo">(1)</text:p>
      <text:h text:style-name="Heading_20_2" text:outline-level="2">Extracting Social Network from Literature to Predict Antagonist and Protagonist </text:h>
      <text:p text:style-name="UBUcuerpoTrabajo">En este estudio lo que se busca es encontrar los protagonistas y antagonistas de diversas novelas. Su algoritmo se basa en cuatro puntos que son los siguientes:</text:p>
      <text:list xml:id="list1760437597878459519" text:style-name="L3">
        <text:list-item>
          <text:p text:style-name="P4">Primero eliminan información irrelevante de los textos como son las imágenes o los títulos de capítulo.</text:p>
        </text:list-item>
        <text:list-item>
          <text:p text:style-name="P4">Después, identificaron los personajes del libro.</text:p>
        </text:list-item>
        <text:list-item>
          <text:p text:style-name="P4">Más tarde, identificaron relaciones entre personajes y si estas son relaciones positivas o negativas dando un peso de 1 a las relaciones positivas y de -0.5 a las negativas.</text:p>
        </text:list-item>
        <text:list-item>
          <text:p text:style-name="P4">Finalmente, utilizaron los datos resultantes para realizar distintos análisis sobre la red social generada, además de determinar quién es el personaje protagonista y cual el antagonista.</text:p>
        </text:list-item>
      </text:list>
      <text:p text:style-name="UBUcuerpoTrabajo">A la hora de identificar personajes del libro se encontraron con diversos problemas con las palabras que indirectamente se refieren a personajes, como pueden ser ellos, vosotros, etc. Para solucionar este problema asignaron estas palabras al personaje más cercanos. Otro problema que <text:soft-page-break/>encontraron fue la incorrecta detección de personajes que tuvieron que solucionar eliminando la esa referencia al personaje o reasignandola.</text:p>
      <text:p text:style-name="UBUcuerpoTrabajo">Para determinar si la relación entre personajes era positiva o negativa utilizaron el diccionario SentiWordNet. (2)</text:p>
      <text:h text:style-name="Heading_20_2" text:outline-level="2">Extracting Social Networks from Literary Fiction</text:h>
      <text:p text:style-name="UBUcuerpoTrabajo">En este estudio lo que se busca es extraer redes de conversaciones entre personajes. En esta red cada enlace muestra al menos un dialogo entre personajes, y definen una conversación entre personajes como un serie de condiciones</text:p>
      <text:list xml:id="list6866298480214029328" text:style-name="L4">
        <text:list-item>
          <text:p text:style-name="P5">Los personajes se encuentran en el mismo lugar.</text:p>
        </text:list-item>
        <text:list-item>
          <text:p text:style-name="P5">Los personajes se turnan para hablar.</text:p>
        </text:list-item>
        <text:list-item>
          <text:p text:style-name="P5">Los personajes son conscientes del otro personaje y pretenden que lo que dicen sea escuchado por el otro personaje.</text:p>
        </text:list-item>
      </text:list>
      <text:p text:style-name="UBUcuerpoTrabajo">Como en los otros ejemplos, también siguen una serie de pasos para generar los datos:</text:p>
      <text:list xml:id="list485838752857608222" text:style-name="L5">
        <text:list-item>
          <text:p text:style-name="P6">Lo primero que hacen es preprocesar el texto, para normalizar el formato, detectar capítulos, eliminar metadatos e identificar dialogos.</text:p>
        </text:list-item>
        <text:list-item>
          <text:p text:style-name="P6">Después lo que hacen es detectar personajes., esto lo hacen con el Stanford NER tagger, que es un clasificador que sirve para detectar nombres y organizaciones(4), y después generan variaciones del propio nombre, como pueden ser Sherlock Holmes y Mr. Holmes.</text:p>
        </text:list-item>
        <text:list-item>
          <text:p text:style-name="P6">Tras esto, lo que hacen es asignar personajes a cada dialogo mediante técnicas de minería de datos.</text:p>
        </text:list-item>
        <text:list-item>
          <text:p text:style-name="P6">Para construir la red filtraron los personajes que aparecían menos de 3 veces o generavan menos del 1% de las menciones del libro al considerarlas como ruidosas, y de esta forma obtener mejores resultados.</text:p>
        </text:list-item>
      </text:list>
      <text:h text:style-name="P1" text:outline-level="2">Referencias</text:h>
      <text:p text:style-name="Bibliografía">1. From Book to Network [Internet]. Network of Thrones. 2017 [citado 16 de enero de 2019]. Disponible en: https://networkofthrones.wordpress.com/from-book-to-network/</text:p>
      <text:p text:style-name="Bibliografía">2. Fernandez, M., Peterson, M., Ulmer, B. Internet]. Extracting Social Network from Literature to Predict Antagonist and Protagonist. 2015. [citado 10 de junio de 2019]. Disponible en: https://nlp.stanford.edu/courses/cs224n/2015/reports/14.pdf</text:p>
      <text:p text:style-name="Bibliografía">3. Extracting social networks from literary fiction [Internet]. [citado 10 de junio de 2019]. Disponible en: https://dl.acm.org/citation.cfm?id=1858696</text:p>
      <text:p text:style-name="Bibliografía">4. The Stanford Natural Language Processing Group [Internet]. [citado 10 de junio de 2019]. Disponible en: https://nlp.stanford.edu/software/CRF-NE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text:file-name text:display="name-and-extension">6_TrabajosRelacionados.odt</text:file-name> v.<text:editing-cycles>17</text:editing-cycles> <text:title/><text:modification-date style:data-style-name="N8103">12/jun/19</text:modification-date><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16:00Z</meta:creation-date>
    <dc:date>2019-06-12T14:57:30.63</dc:date>
    <meta:editing-cycles>17</meta:editing-cycles>
    <meta:editing-duration>PT4H31M49S</meta:editing-duration>
    <meta:document-statistic meta:table-count="0" meta:image-count="0" meta:object-count="0" meta:page-count="3" meta:paragraph-count="41" meta:word-count="847" meta:character-count="5511"/>
    <meta:user-defined meta:name="ZOTERO_PREF_1">&lt;data data-version="3" zotero-version="5.0.60"&gt;&lt;session id="wdfFD1QF"/&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